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0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2">
          <table:table-cell office:value-type="string">
            <text:p>angle (en°)</text:p>
          </table:table-cell>
          <table:table-cell office:value-type="string">
            <text:p>tension (en V)</text:p>
          </table:table-cell>
          <table:table-cell office:value-type="string">
            <text:p>tension (série 2)</text:p>
          </table:table-cell>
          <table:table-cell/>
          <table:table-cell office:value-type="string">
            <text:p>angle (en°)</text:p>
          </table:table-cell>
          <table:table-cell office:value-type="string">
            <text:p>tension (enV)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-1.38">
            <text:p>-1,38</text:p>
          </table:table-cell>
          <table:table-cell/>
          <table:table-cell office:value-type="float" office:value="0">
            <text:p>0</text:p>
          </table:table-cell>
          <table:table-cell office:value-type="float" office:value="-1.15">
            <text:p>-1,1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1.25">
            <text:p>-1,25</text:p>
          </table:table-cell>
          <table:table-cell office:value-type="float" office:value="-1.26">
            <text:p>-1,26</text:p>
          </table:table-cell>
          <table:table-cell/>
          <table:table-cell office:value-type="float" office:value="10">
            <text:p>10</text:p>
          </table:table-cell>
          <table:table-cell office:value-type="float" office:value="-1.07">
            <text:p>-1,0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1.11">
            <text:p>-1,11</text:p>
          </table:table-cell>
          <table:table-cell office:value-type="float" office:value="-1.12">
            <text:p>-1,12</text:p>
          </table:table-cell>
          <table:table-cell/>
          <table:table-cell office:value-type="float" office:value="20">
            <text:p>20</text:p>
          </table:table-cell>
          <table:table-cell office:value-type="float" office:value="-0.93">
            <text:p>-0,9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0.97">
            <text:p>-0,97</text:p>
          </table:table-cell>
          <table:table-cell office:value-type="float" office:value="-0.985">
            <text:p>-0,985</text:p>
          </table:table-cell>
          <table:table-cell/>
          <table:table-cell office:value-type="float" office:value="30">
            <text:p>30</text:p>
          </table:table-cell>
          <table:table-cell office:value-type="float" office:value="-0.805">
            <text:p>-0,80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0.82">
            <text:p>-0,82</text:p>
          </table:table-cell>
          <table:table-cell office:value-type="float" office:value="-0.84">
            <text:p>-0,84</text:p>
          </table:table-cell>
          <table:table-cell/>
          <table:table-cell office:value-type="float" office:value="40">
            <text:p>40</text:p>
          </table:table-cell>
          <table:table-cell office:value-type="float" office:value="-0.67">
            <text:p>-0,6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0.706">
            <text:p>-0,706</text:p>
          </table:table-cell>
          <table:table-cell office:value-type="float" office:value="-0.703">
            <text:p>-0,703</text:p>
          </table:table-cell>
          <table:table-cell/>
          <table:table-cell office:value-type="float" office:value="50">
            <text:p>50</text:p>
          </table:table-cell>
          <table:table-cell office:value-type="float" office:value="-0.52">
            <text:p>-0,5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0.53">
            <text:p>-0,53</text:p>
          </table:table-cell>
          <table:table-cell office:value-type="float" office:value="-0.56">
            <text:p>-0,56</text:p>
          </table:table-cell>
          <table:table-cell/>
          <table:table-cell office:value-type="float" office:value="60">
            <text:p>60</text:p>
          </table:table-cell>
          <table:table-cell office:value-type="float" office:value="-0.396">
            <text:p>-0,39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0.38">
            <text:p>-0,38</text:p>
          </table:table-cell>
          <table:table-cell office:value-type="float" office:value="-0.424">
            <text:p>-0,424</text:p>
          </table:table-cell>
          <table:table-cell/>
          <table:table-cell office:value-type="float" office:value="70">
            <text:p>70</text:p>
          </table:table-cell>
          <table:table-cell office:value-type="float" office:value="-0.24">
            <text:p>-0,2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0.27">
            <text:p>-0,27</text:p>
          </table:table-cell>
          <table:table-cell office:value-type="float" office:value="-0.28">
            <text:p>-0,28</text:p>
          </table:table-cell>
          <table:table-cell/>
          <table:table-cell office:value-type="float" office:value="80">
            <text:p>80</text:p>
          </table:table-cell>
          <table:table-cell office:value-type="float" office:value="-0.08">
            <text:p>-0,0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0.14">
            <text:p>-0,14</text:p>
          </table:table-cell>
          <table:table-cell office:value-type="float" office:value="-0.143">
            <text:p>-0,143</text:p>
          </table:table-cell>
          <table:table-cell/>
          <table:table-cell office:value-type="float" office:value="90">
            <text:p>90</text:p>
          </table:table-cell>
          <table:table-cell office:value-type="float" office:value="-0.05">
            <text:p>-0,05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>
            <text:p>Dev2/ai0 (capteur d'angle portail)</text:p>
          </table:table-cell>
          <table:table-cell table:number-columns-repeated="3"/>
          <table:table-cell table:style-name="ce1" office:value-type="string">
            <text:p>Dev2/ai1 (capteur d'angle bras)</text:p>
          </table:table-cell>
          <table:table-cell table:number-columns-repeated="2"/>
          <table:table-cell table:style-name="ce1" office:value-type="string">
            <text:p>Dev2/ai2 (capteur de effort bras)</text:p>
          </table:table-cell>
          <table:table-cell table:number-columns-repeated="2"/>
          <table:table-cell table:style-name="ce1" office:value-type="string">
            <text:p>Dev2/ai3 (capteur effort portail)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>
            <draw:frame table:end-cell-address="Feuille1.H39" table:end-x="0.188cm" table:end-y="0.167cm" draw:z-index="0" draw:style-name="gr1" draw:text-style-name="P1" svg:width="16.002cm" svg:height="9.005cm" svg:x="0.92cm" svg:y="0.194cm">
              <draw:object draw:notify-on-update-of-ranges="Feuille1.A1:Feuille1.A11 Feuille1.C1:Feuille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7"/>
          <table:table-cell>
            <draw:frame table:end-cell-address="Feuille1.O40" table:end-x="0.383cm" table:end-y="0.008cm" draw:z-index="1" draw:style-name="gr1" draw:text-style-name="P1" svg:width="16.002cm" svg:height="9.007cm" svg:x="0.188cm" svg:y="0.034cm">
              <draw:object draw:notify-on-update-of-ranges="Feuille1.E1:Feuille1.E11 Feuille1.E1:Feuille1.E11 Feuille1.F1:Feuille1.F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23/09/2014</text:date>, <text:time>16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5:25:58.30</meta:creation-date>
    <dc:date>2014-09-23T16:47:20.18</dc:date>
    <meta:editing-duration>PT1H15M54S</meta:editing-duration>
    <meta:editing-cycles>4</meta:editing-cycles>
    <meta:generator>OpenOffice/4.1.0$Win32 OpenOffice.org_project/410m18$Build-9764</meta:generator>
    <meta:document-statistic meta:table-count="3" meta:cell-count="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4.73cm" svg:y="0.316cm" chart:style-name="ch2">
          <text:p>Dev2/ai0 (capteur d'angle portail)</text:p>
        </chart:title>
        <chart:plot-area chart:style-name="ch3" table:cell-range-address="Feuille1.A1:Feuille1.A11 Feuille1.C1:Feuille1.C11" chart:data-source-has-labels="column" svg:x="1.358cm" svg:y="1.635cm" svg:width="14.005cm" svg:height="6.184cm">
          <chartooo:coordinate-region svg:x="2.191cm" svg:y="1.847cm" svg:width="12.985cm" svg:height="5.76cm"/>
          <chart:axis chart:dimension="x" chart:name="primary-x" chart:style-name="ch4" chartooo:axis-type="auto">
            <chartooo:date-scale/>
            <chart:title svg:x="7.681cm" svg:y="8cm" chart:style-name="ch5">
              <text:p>Angle (°)</text:p>
            </chart:title>
            <chart:categories table:cell-range-address="Feuille1.A1:Feuille1.A11"/>
          </chart:axis>
          <chart:axis chart:dimension="y" chart:name="primary-y" chart:style-name="ch4">
            <chart:title svg:x="0.451cm" svg:y="5.512cm" chart:style-name="ch6">
              <text:p>Tension V</text:p>
            </chart:title>
            <chart:grid chart:style-name="ch7" chart:class="major"/>
          </chart:axis>
          <chart:series chart:style-name="ch8" chart:values-cell-range-address="Feuille1.C1:Feuille1.C1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angle (en°)</text:p>
                <draw:g>
                  <svg:desc>Feuille1.A1:Feuille1.A11</svg:desc>
                </draw:g>
              </table:table-cell>
              <table:table-cell office:value-type="float" office:value="NaN">
                <text:p>NaN</text:p>
                <draw:g>
                  <svg:desc>Feuille1.C1:Feuille1.C11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85">
                <text:p>-0.9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703">
                <text:p>-0.7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424">
                <text:p>-0.4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143">
                <text:p>-0.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column-mapping="0" chart:style-name="ch1">
        <chart:title svg:x="5.007cm" svg:y="0.316cm" chart:style-name="ch2">
          <text:p>Dev/ai1 (capteur d'angle bras)</text:p>
        </chart:title>
        <chart:plot-area chart:style-name="ch3" table:cell-range-address="Feuille1.E1:Feuille1.F11" chart:data-source-has-labels="column" svg:x="1.358cm" svg:y="1.635cm" svg:width="14.005cm" svg:height="6.184cm">
          <chartooo:coordinate-region svg:x="2.191cm" svg:y="1.847cm" svg:width="12.893cm" svg:height="5.76cm"/>
          <chart:axis chart:dimension="x" chart:name="primary-x" chart:style-name="ch4" chartooo:axis-type="auto">
            <chart:title svg:x="7.681cm" svg:y="8cm" chart:style-name="ch5">
              <text:p>Angle (°)</text:p>
            </chart:title>
            <chart:categories table:cell-range-address="Feuille1.E1:Feuille1.E11"/>
          </chart:axis>
          <chart:axis chart:dimension="y" chart:name="primary-y" chart:style-name="ch4">
            <chart:title svg:x="0.451cm" svg:y="5.618cm" chart:style-name="ch6">
              <text:p>Tension (V)</text:p>
            </chart:title>
            <chart:grid chart:style-name="ch7" chart:class="major"/>
          </chart:axis>
          <chart:series chart:style-name="ch8" chart:values-cell-range-address="Feuille1.F1:Feuille1.F11" chart:class="chart:scatter">
            <chart:domain table:cell-range-address="Feuille1.E1:Feuille1.E1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angle (en°)</text:p>
                <draw:g>
                  <svg:desc>Feuille1.E1:Feuille1.E11</svg:desc>
                </draw:g>
              </table:table-cell>
              <table:table-cell office:value-type="float" office:value="NaN">
                <text:p>NaN</text:p>
                <draw:g>
                  <svg:desc>Feuille1.E1:Feuille1.E11</svg:desc>
                </draw:g>
              </table:table-cell>
              <table:table-cell office:value-type="float" office:value="NaN">
                <text:p>NaN</text:p>
                <draw:g>
                  <svg:desc>Feuille1.F1:Feuille1.F11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805">
                <text:p>-0.8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96">
                <text:p>-0.3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05">
                <text:p>-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